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OpenSymbol" svg:font-family="OpenSymbol, 'Arial Unicode MS'"/>
    <style:font-face style:name="apple-system" svg:font-family="apple-system, BlinkMacSystemFont, Roboto, 'Open Sans', 'Helvetica Neue', sans-serif"/>
    <style:font-face style:name="sans-serif" svg:font-family="sans-serif"/>
    <style:font-face style:name="Times New Roman1" svg:font-family="'Times New Roman'" style:font-family-generic="roman"/>
    <style:font-face style:name="Arial2" svg:font-family="Arial" style:font-family-generic="swiss"/>
    <style:font-face style:name="@Arial Unicode MS" svg:font-family="'@Arial Unicode MS'"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Таблица1" style:family="table" style:master-page-name="Standard">
      <style:table-properties style:width="17.027cm" style:page-number="auto" table:align="left" style:writing-mode="lr-tb"/>
    </style:style>
    <style:style style:name="Таблица1.A" style:family="table-column">
      <style:table-column-properties style:column-width="1.852cm"/>
    </style:style>
    <style:style style:name="Таблица1.B" style:family="table-column">
      <style:table-column-properties style:column-width="12.965cm"/>
    </style:style>
    <style:style style:name="Таблица1.C" style:family="table-column">
      <style:table-column-properties style:column-width="2.21cm"/>
    </style:style>
    <style:style style:name="Таблица1.1" style:family="table-row">
      <style:table-row-properties style:keep-together="true" fo:keep-together="auto"/>
    </style:style>
    <style:style style:name="Таблица1.A1" style:family="table-cell">
      <style:table-cell-properties style:vertical-align="top" fo:padding="0.097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line-height="150%" fo:text-align="center" style:justify-single-word="false"/>
      <style:text-properties fo:font-size="16pt" fo:font-weight="bold" style:font-size-asian="16pt" style:font-weight-asian="bold" style:font-name-complex="Times New Roman" style:font-size-complex="16pt" style:font-weight-complex="bold"/>
    </style:style>
    <style:style style:name="P2" style:family="paragraph" style:parent-style-name="Standard">
      <style:paragraph-properties fo:line-height="150%" fo:text-align="center" style:justify-single-word="false"/>
      <style:text-properties fo:font-size="16pt" fo:font-weight="bold" style:font-size-asian="16pt" style:font-weight-asian="bold" style:font-name-complex="Times New Roman" style:font-size-complex="16pt" style:font-weight-complex="normal"/>
    </style:style>
    <style:style style:name="P3" style:family="paragraph" style:parent-style-name="Standard">
      <style:paragraph-properties fo:margin-left="-0.501cm" fo:margin-right="0cm" fo:line-height="150%" fo:text-align="center" style:justify-single-word="false" fo:text-indent="1cm" style:auto-text-indent="false"/>
      <style:text-properties fo:font-size="16pt" fo:font-weight="bold" style:font-size-asian="16pt" style:font-weight-asian="bold" style:font-name-complex="Times New Roman" style:font-size-complex="16pt"/>
    </style:style>
    <style:style style:name="P4" style:family="paragraph" style:parent-style-name="Standard">
      <style:paragraph-properties fo:margin-left="-0.503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5" style:family="paragraph" style:parent-style-name="Standard" style:master-page-name="">
      <style:paragraph-properties fo:margin-left="-0.028cm" fo:margin-right="0cm" fo:line-height="150%" fo:text-align="justify" style:justify-single-word="false" fo:orphans="0" fo:widows="0" fo:hyphenation-ladder-count="no-limit" fo:text-indent="1cm" style:auto-text-indent="false" style:page-number="auto" style:text-autospace="ideograph-alpha" style:punctuation-wrap="hanging" style:line-break="strict" style:writing-mode="lr-tb"/>
      <style:text-properties fo:hyphenate="false" fo:hyphenation-remain-char-count="2" fo:hyphenation-push-char-count="2"/>
    </style:style>
    <style:style style:name="P6" style:family="paragraph" style:parent-style-name="Standard" style:master-page-name="">
      <style:paragraph-properties fo:margin-left="-0.028cm" fo:margin-right="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hyphenate="false" fo:hyphenation-remain-char-count="2" fo:hyphenation-push-char-count="2"/>
    </style:style>
    <style:style style:name="P7" style:family="paragraph" style:parent-style-name="Standard" style:master-page-name="">
      <style:paragraph-properties fo:margin-left="-0.028cm" fo:margin-right="0cm" fo:margin-top="0cm" fo:margin-bottom="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font-size="14pt" style:font-size-asian="14pt" style:font-name-complex="Times New Roman" style:font-size-complex="14pt" fo:hyphenate="false" fo:hyphenation-remain-char-count="2" fo:hyphenation-push-char-count="2"/>
    </style:style>
    <style:style style:name="P8" style:family="paragraph" style:parent-style-name="Standard" style:master-page-name="">
      <style:paragraph-properties fo:margin-left="0cm" fo:margin-right="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hyphenate="false" fo:hyphenation-remain-char-count="2" fo:hyphenation-push-char-count="2"/>
    </style:style>
    <style:style style:name="P9" style:family="paragraph" style:parent-style-name="Standard" style:master-page-name="">
      <style:paragraph-properties fo:margin-left="0.028cm" fo:margin-right="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hyphenate="false" fo:hyphenation-remain-char-count="2" fo:hyphenation-push-char-count="2"/>
    </style:style>
    <style:style style:name="P10" style:family="paragraph" style:parent-style-name="Standard">
      <style:paragraph-properties fo:margin-left="0.028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11" style:family="paragraph" style:parent-style-name="Standard" style:list-style-name="L10">
      <style:paragraph-properties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Standard" style:master-page-name="">
      <style:paragraph-properties fo:margin-left="0cm" fo:margin-right="-0.139cm" fo:line-height="15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fo:hyphenate="false" fo:hyphenation-remain-char-count="2" fo:hyphenation-push-char-count="2"/>
    </style:style>
    <style:style style:name="P13" style:family="paragraph" style:parent-style-name="Text_20_body">
      <style:paragraph-properties fo:margin-top="0cm" fo:margin-bottom="0cm" fo:line-height="150%" fo:text-align="justify" style:justify-single-word="false"/>
    </style:style>
    <style:style style:name="P14" style:family="paragraph" style:parent-style-name="Text_20_body" style:list-style-name="WW8Num3">
      <style:paragraph-properties fo:margin-top="0cm" fo:margin-bottom="0cm" fo:line-height="150%" fo:text-align="justify" style:justify-single-word="false"/>
      <style:text-properties fo:font-variant="normal" fo:text-transform="none" fo:color="#000000" style:font-name="Times New Roman" fo:font-size="14pt" fo:letter-spacing="normal" fo:language="en" fo:country="US" fo:font-weight="normal" style:font-size-asian="14pt" style:font-weight-asian="normal" style:font-name-complex="Times New Roman" style:font-size-complex="14pt" style:font-weight-complex="normal"/>
    </style:style>
    <style:style style:name="P15" style:family="paragraph" style:parent-style-name="Text_20_body">
      <style:paragraph-properties fo:margin-top="0cm" fo:margin-bottom="0cm" fo:line-height="150%" fo:text-align="justify" style:justify-single-word="false"/>
      <style:text-properties fo:font-variant="normal" fo:text-transform="none" fo:color="#00000a"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P16" style:family="paragraph" style:parent-style-name="Text_20_body" style:list-style-name="WW8Num3">
      <style:paragraph-properties fo:margin-top="0cm" fo:margin-bottom="0cm"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17" style:family="paragraph" style:parent-style-name="Table_20_Heading">
      <style:text-properties fo:font-size="16pt" fo:font-style="italic" style:font-size-asian="16pt" style:font-style-asian="italic" style:font-size-complex="16pt" style:font-style-complex="italic"/>
    </style:style>
    <style:style style:name="P18"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text-properties fo:font-size="14pt" style:font-size-asian="14pt" style:font-name-complex="Times New Roman" style:font-size-complex="14pt"/>
    </style:style>
    <style:style style:name="P19" style:family="paragraph" style:parent-style-name="List_20_Paragraph">
      <style:paragraph-properties fo:margin-left="0.501cm" fo:margin-right="0cm" fo:margin-top="0cm" fo:margin-bottom="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0" style:family="paragraph" style:parent-style-name="List_20_Paragraph">
      <style:paragraph-properties fo:margin-left="0.501cm" fo:margin-right="0cm" fo:margin-top="0cm" fo:margin-bottom="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1" style:family="paragraph" style:parent-style-name="List_20_Paragraph">
      <style:paragraph-properties fo:margin-left="0.501cm" fo:margin-right="0cm" fo:margin-top="0cm" fo:margin-bottom="0cm" fo:line-height="150%" fo:text-align="justify" style:justify-single-word="false" fo:text-indent="0cm" style:auto-text-indent="false"/>
    </style:style>
    <style:style style:name="P22"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style>
    <style:style style:name="P23"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24"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font-weight="bold" style:font-size-asian="16pt" style:font-weight-asian="bold" style:font-name-complex="Times New Roman" style:font-size-complex="16pt" style:font-weight-complex="bold"/>
    </style:style>
    <style:style style:name="P25"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font-weight="bold" style:font-size-asian="16pt" style:font-weight-asian="bold" style:font-size-complex="16pt" style:font-weight-complex="bold"/>
    </style:style>
    <style:style style:name="P26"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language="ru" fo:country="RU" fo:font-weight="bold" style:font-size-asian="16pt" style:font-weight-asian="bold" style:font-size-complex="16pt" style:font-weight-complex="bold"/>
    </style:style>
    <style:style style:name="P27"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language="ru" fo:country="RU" fo:font-weight="bold" style:font-size-asian="16pt" style:font-weight-asian="bold" style:font-name-complex="Times New Roman" style:font-size-complex="16pt" style:font-weight-complex="normal"/>
    </style:style>
    <style:style style:name="P28"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font-weight-complex="normal"/>
    </style:style>
    <style:style style:name="P29"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style>
    <style:style style:name="P30" style:family="paragraph" style:parent-style-name="List_20_Paragraph" style:list-style-name="WW8Num5">
      <style:paragraph-properties fo:margin-top="0cm" fo:margin-bottom="0cm" fo:line-height="150%" fo:text-align="justify" style:justify-single-word="false"/>
      <style:text-properties fo:font-size="14pt" fo:font-weight="normal" style:font-size-asian="14pt" style:font-weight-asian="normal" style:font-size-complex="14pt" style:font-weight-complex="normal"/>
    </style:style>
    <style:style style:name="P31" style:family="paragraph" style:parent-style-name="List_20_Paragraph">
      <style:paragraph-properties fo:margin-top="0cm" fo:margin-bottom="0cm" fo:line-height="150%" fo:text-align="justify" style:justify-single-word="false"/>
      <style:text-properties fo:font-variant="normal" fo:text-transform="none" fo:color="#00000a" style:font-name="Times New Roman"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P32" style:family="paragraph" style:parent-style-name="List_20_Paragraph" style:list-style-name="WW8Num3">
      <style:paragraph-properties fo:margin-top="0cm" fo:margin-bottom="0cm" fo:line-height="150%" fo:text-align="justify" style:justify-single-word="false"/>
    </style:style>
    <style:style style:name="P33" style:family="paragraph" style:parent-style-name="List_20_Paragraph" style:list-style-name="WW8Num3">
      <style:paragraph-properties fo:margin-top="0cm" fo:margin-bottom="0cm"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34" style:family="paragraph" style:parent-style-name="List_20_Paragraph" style:list-style-name="L1">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 style:family="paragraph" style:parent-style-name="List_20_Paragraph" style:list-style-name="L5">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6" style:family="paragraph" style:parent-style-name="List_20_Paragraph" style:list-style-name="L6">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7" style:family="paragraph" style:parent-style-name="List_20_Paragraph" style:list-style-name="L8">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8" style:family="paragraph" style:parent-style-name="List_20_Paragraph" style:list-style-name="L9">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9" style:family="paragraph" style:parent-style-name="List_20_Paragraph">
      <style:paragraph-properties fo:margin-left="0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style>
    <style:style style:name="P40" style:family="paragraph" style:parent-style-name="List_20_Paragraph">
      <style:paragraph-properties fo:margin-left="0cm" fo:margin-right="0cm" fo:margin-top="0cm" fo:margin-bottom="0cm" fo:line-height="150%" fo:text-align="justify" style:justify-single-word="false" fo:text-indent="0cm" style:auto-text-indent="false"/>
      <style:text-properties fo:font-variant="normal" fo:text-transform="none" fo:color="#00000a" fo:font-size="14pt" fo:letter-spacing="normal" fo:language="en" fo:country="US" style:text-underline-style="none" fo:font-weight="bold" style:font-size-asian="14pt" style:font-weight-asian="bold" style:font-name-complex="Times New Roman" style:font-size-complex="14pt" style:font-weight-complex="normal"/>
    </style:style>
    <style:style style:name="P41"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fo:hyphenate="false" fo:hyphenation-remain-char-count="2" fo:hyphenation-push-char-count="2"/>
    </style:style>
    <style:style style:name="P42" style:family="paragraph" style:parent-style-name="List_20_Paragraph">
      <style:paragraph-properties fo:margin-left="0cm" fo:margin-right="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hyphenate="false" fo:hyphenation-remain-char-count="2" fo:hyphenation-push-char-count="2"/>
    </style:style>
    <style:style style:name="P43" style:family="paragraph" style:parent-style-name="List_20_Paragraph">
      <style:paragraph-properties fo:margin-left="0cm" fo:margin-right="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font-size="14pt" style:font-size-asian="14pt" style:font-size-complex="14pt" fo:hyphenate="false" fo:hyphenation-remain-char-count="2" fo:hyphenation-push-char-count="2"/>
    </style:style>
    <style:style style:name="P44"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3cm" style:auto-text-indent="false" style:page-number="auto" style:text-autospace="ideograph-alpha" style:punctuation-wrap="hanging" style:line-break="strict" style:writing-mode="lr-tb"/>
      <style:text-properties fo:hyphenate="false" fo:hyphenation-remain-char-count="2" fo:hyphenation-push-char-count="2"/>
    </style:style>
    <style:style style:name="P45"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fo:hyphenate="false" fo:hyphenation-remain-char-count="2" fo:hyphenation-push-char-count="2"/>
    </style:style>
    <style:style style:name="P46"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0.919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47"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48"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49"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50"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05cm" style:auto-text-indent="false" style:page-number="auto" style:text-autospace="ideograph-alpha" style:punctuation-wrap="hanging" style:line-break="strict" style:writing-mode="lr-tb"/>
      <style:text-properties fo:font-size="14pt" fo:font-weight="normal" style:font-name-asian="@Arial Unicode MS" style:font-size-asian="14pt" style:font-weight-asian="normal" style:font-name-complex="Times New Roman" style:font-size-complex="14pt" style:font-weight-complex="normal" fo:hyphenate="false" fo:hyphenation-remain-char-count="2" fo:hyphenation-push-char-count="2"/>
    </style:style>
    <style:style style:name="P51" style:family="paragraph" style:parent-style-name="List_20_Paragraph" style:list-style-name="">
      <style:paragraph-properties fo:margin-left="-0.028cm" fo:margin-right="0cm" fo:margin-top="0cm" fo:margin-bottom="0cm" fo:line-height="150%"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52" style:family="paragraph" style:parent-style-name="List_20_Paragraph" style:list-style-name="" style:master-page-name="">
      <style:paragraph-properties fo:margin-left="-0.028cm" fo:margin-right="0cm" fo:margin-top="0cm" fo:margin-bottom="0cm" fo:line-height="15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fo:hyphenate="false" fo:hyphenation-remain-char-count="2" fo:hyphenation-push-char-count="2"/>
    </style:style>
    <style:style style:name="P53"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fo:font-size="14pt" fo:font-weight="normal" style:font-size-asian="14pt" style:font-weight-asian="normal" style:font-size-complex="14pt" style:font-weight-complex="normal" fo:hyphenate="false" fo:hyphenation-remain-char-count="2" fo:hyphenation-push-char-count="2"/>
    </style:style>
    <style:style style:name="P54"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55" style:family="paragraph" style:parent-style-name="List_20_Paragraph" style:list-style-name="">
      <style:paragraph-properties fo:margin-left="0cm" fo:margin-right="0cm" fo:margin-top="0cm" fo:margin-bottom="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fo:hyphenate="false" fo:hyphenation-remain-char-count="2" fo:hyphenation-push-char-count="2"/>
    </style:style>
    <style:style style:name="P56" style:family="paragraph" style:parent-style-name="List_20_Paragraph" style:list-style-name="" style:master-page-name="">
      <style:paragraph-properties fo:margin-left="-0.056cm" fo:margin-right="0cm" fo:margin-top="0cm" fo:margin-bottom="0cm" fo:line-height="150%" fo:text-align="justify" style:justify-single-word="false" fo:orphans="0" fo:widows="0" fo:hyphenation-ladder-count="no-limit" fo:text-indent="1.087cm" style:auto-text-indent="false" style:page-number="auto" style:text-autospace="ideograph-alpha" style:punctuation-wrap="hanging" style:line-break="strict" style:writing-mode="lr-tb"/>
      <style:text-properties fo:hyphenate="false" fo:hyphenation-remain-char-count="2" fo:hyphenation-push-char-count="2"/>
    </style:style>
    <style:style style:name="P57"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87cm" style:auto-text-indent="false" style:text-autospace="ideograph-alpha" style:punctuation-wrap="hanging" style:line-break="strict" style:writing-mode="lr-tb"/>
      <style:text-properties fo:hyphenate="false" fo:hyphenation-remain-char-count="2" fo:hyphenation-push-char-count="2"/>
    </style:style>
    <style:style style:name="P58"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87cm" style:auto-text-indent="false" style:text-autospace="ideograph-alpha" style:punctuation-wrap="hanging" style:line-break="strict" style:writing-mode="lr-tb"/>
      <style:text-properties fo:font-size="14pt" style:font-size-asian="14pt" style:font-size-complex="14pt" fo:hyphenate="false" fo:hyphenation-remain-char-count="2" fo:hyphenation-push-char-count="2"/>
    </style:style>
    <style:style style:name="P59" style:family="paragraph" style:parent-style-name="List_20_Paragraph" style:list-style-name="" style:master-page-name="">
      <style:paragraph-properties fo:margin-left="-0.056cm" fo:margin-right="0cm" fo:margin-top="0cm" fo:margin-bottom="0cm" fo:line-height="150%" fo:text-align="justify" style:justify-single-word="false" fo:orphans="0" fo:widows="0" fo:hyphenation-ladder-count="no-limit" fo:text-indent="1.087cm" style:auto-text-indent="false" style:page-number="auto" style:text-autospace="ideograph-alpha" style:punctuation-wrap="hanging" style:line-break="strict" style:writing-mode="lr-tb"/>
      <style:text-properties fo:font-size="14pt" fo:language="ru" fo:country="RU" fo:font-weight="normal" style:font-size-asian="14pt" style:font-weight-asian="normal" style:font-size-complex="14pt" style:font-weight-complex="normal" fo:hyphenate="false" fo:hyphenation-remain-char-count="2" fo:hyphenation-push-char-count="2"/>
    </style:style>
    <style:style style:name="P60" style:family="paragraph" style:parent-style-name="List_20_Paragraph" style:list-style-name="" style:master-page-name="">
      <style:paragraph-properties fo:margin-left="-0.056cm" fo:margin-right="0cm" fo:margin-top="0cm" fo:margin-bottom="0cm" fo:line-height="150%" fo:text-align="justify" style:justify-single-word="false" fo:orphans="0" fo:widows="0" fo:hyphenation-ladder-count="no-limit" fo:text-indent="1.058cm" style:auto-text-indent="false" style:page-number="auto" style:text-autospace="ideograph-alpha" style:punctuation-wrap="hanging" style:line-break="strict" style:writing-mode="lr-tb"/>
      <style:text-properties fo:hyphenate="false" fo:hyphenation-remain-char-count="2" fo:hyphenation-push-char-count="2"/>
    </style:style>
    <style:style style:name="P61"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hyphenate="false" fo:hyphenation-remain-char-count="2" fo:hyphenation-push-char-count="2"/>
    </style:style>
    <style:style style:name="P62" style:family="paragraph" style:parent-style-name="List_20_Paragraph" style:list-style-name="" style:master-page-name="">
      <style:paragraph-properties fo:margin-left="-0.028cm" fo:margin-right="0cm" fo:margin-top="0cm" fo:margin-bottom="0cm" fo:line-height="150%" fo:text-align="justify" style:justify-single-word="false" fo:orphans="0" fo:widows="0" fo:hyphenation-ladder-count="no-limit" fo:text-indent="1.03cm" style:auto-text-indent="false" style:page-number="auto" style:text-autospace="ideograph-alpha" style:punctuation-wrap="hanging" style:line-break="strict" style:writing-mode="lr-tb"/>
      <style:text-properties fo:hyphenate="false" fo:hyphenation-remain-char-count="2" fo:hyphenation-push-char-count="2"/>
    </style:style>
    <style:style style:name="P63" style:family="paragraph" style:parent-style-name="List_20_Paragraph" style:list-style-name="">
      <style:paragraph-properties fo:margin-left="-0.028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hyphenate="false" fo:hyphenation-remain-char-count="2" fo:hyphenation-push-char-count="2"/>
    </style:style>
    <style:style style:name="P64" style:family="paragraph" style:parent-style-name="List_20_Paragraph" style:list-style-name="">
      <style:paragraph-properties fo:margin-left="-0.028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65" style:family="paragraph" style:parent-style-name="List_20_Paragraph" style:list-style-name="" style:master-page-name="">
      <style:paragraph-properties fo:margin-left="-0.028cm" fo:margin-right="0cm" fo:margin-top="0cm" fo:margin-bottom="0cm" fo:line-height="150%" fo:text-align="justify" style:justify-single-word="false" fo:orphans="0" fo:widows="0" fo:hyphenation-ladder-count="no-limit" fo:text-indent="1.03cm" style:auto-text-indent="false" style:page-number="auto" style:text-autospace="ideograph-alpha" style:punctuation-wrap="hanging" style:line-break="strict" style:writing-mode="lr-tb"/>
      <style:text-properties fo:color="#000000" style:font-name="Times New Roman" fo:font-size="14pt" fo:language="ru" fo:country="RU" fo:font-weight="bold" style:font-size-asian="14pt" style:font-weight-asian="bold" style:font-name-complex="Times New Roman" style:font-size-complex="14pt" style:font-weight-complex="normal" fo:hyphenate="false" fo:hyphenation-remain-char-count="2" fo:hyphenation-push-char-count="2"/>
    </style:style>
    <style:style style:name="P66" style:family="paragraph" style:parent-style-name="List_20_Paragraph" style:list-style-name="" style:master-page-name="">
      <style:paragraph-properties fo:margin-left="-0.083cm" fo:margin-right="0cm" fo:margin-top="0cm" fo:margin-bottom="0cm" fo:line-height="150%" fo:text-align="justify" style:justify-single-word="false" fo:orphans="0" fo:widows="0" fo:hyphenation-ladder-count="no-limit" fo:text-indent="1.058cm" style:auto-text-indent="false" style:page-number="auto" style:text-autospace="ideograph-alpha" style:punctuation-wrap="hanging" style:line-break="strict" style:writing-mode="lr-tb"/>
      <style:text-properties fo:hyphenate="false" fo:hyphenation-remain-char-count="2" fo:hyphenation-push-char-count="2"/>
    </style:style>
    <style:style style:name="P67" style:family="paragraph" style:parent-style-name="Table_20_Contents" style:list-style-name="WW8Num4">
      <style:paragraph-properties fo:text-align="center" style:justify-single-word="false" style:snap-to-layout-grid="false"/>
      <style:text-properties fo:font-size="16pt" fo:font-style="normal" fo:font-weight="bold" style:font-size-asian="16pt" style:font-style-asian="normal" style:font-weight-asian="bold" style:font-size-complex="16pt" style:font-style-complex="normal" style:font-weight-complex="bold"/>
    </style:style>
    <style:style style:name="P68" style:family="paragraph" style:parent-style-name="Table_20_Contents">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69" style:family="paragraph" style:parent-style-name="Table_20_Contents" style:list-style-name="WW8Num6">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70" style:family="paragraph" style:parent-style-name="Table_20_Contents">
      <style:paragraph-properties fo:text-align="end" style:justify-single-word="false" style:snap-to-layout-grid="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6pt" fo:font-style="normal" fo:font-weight="bold" style:font-size-asian="16pt" style:font-style-asian="normal" style:font-weight-asian="bold" style:font-size-complex="16pt" style:font-style-complex="normal" style:font-weight-complex="bold"/>
    </style:style>
    <style:style style:name="T3" style:family="text">
      <style:text-properties fo:font-size="16pt" fo:font-weight="bold" style:font-size-asian="16pt" style:font-weight-asian="bold" style:font-name-complex="Times New Roman" style:font-size-complex="16pt" style:font-weight-complex="normal"/>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4pt" style:font-size-asian="14pt" style:font-size-complex="14pt"/>
    </style:style>
    <style:style style:name="T6" style:family="text">
      <style:text-properties fo:font-size="14pt" style:font-size-asian="14pt" style:font-name-complex="Times New Roman" style:font-size-complex="14pt"/>
    </style:style>
    <style:style style:name="T7" style:family="text">
      <style:text-properties fo:font-size="14pt" fo:language="en" fo:country="US" style:font-size-asian="14pt" style:font-name-complex="Times New Roman" style:font-size-complex="14pt"/>
    </style:style>
    <style:style style:name="T8" style:family="text">
      <style:text-properties fo:font-size="14pt" fo:language="en" fo:country="US" style:font-size-asian="14pt" style:font-size-complex="14pt"/>
    </style:style>
    <style:style style:name="T9" style:family="text">
      <style:text-properties fo:font-size="14pt" fo:language="en" fo:country="US" style:text-underline-style="none" fo:font-weight="normal" style:font-name-asian="@Arial Unicode MS" style:font-size-asian="14pt" style:font-weight-asian="normal" style:font-name-complex="Times New Roman" style:font-size-complex="14pt" style:font-weight-complex="normal"/>
    </style:style>
    <style:style style:name="T10" style:family="text">
      <style:text-properties fo:font-size="14pt" fo:language="en" fo:country="US" fo:font-weight="normal" style:font-size-asian="14pt" style:font-weight-asian="normal" style:font-size-complex="14pt" style:font-weight-complex="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4pt" fo:font-weight="normal" style:font-name-asian="@Arial Unicode MS" style:font-size-asian="14pt" style:font-weight-asian="normal" style:font-name-complex="Times New Roman" style:font-size-complex="14pt" style:font-weight-complex="normal"/>
    </style:style>
    <style:style style:name="T13" style:family="text">
      <style:text-properties fo:font-size="14pt" style:text-underline-style="solid" style:text-underline-width="auto" style:text-underline-color="font-color" fo:font-weight="normal" style:font-name-asian="@Arial Unicode MS" style:font-size-asian="14pt" style:font-weight-asian="normal" style:font-name-complex="Times New Roman" style:font-size-complex="14pt" style:font-weight-complex="normal"/>
    </style:style>
    <style:style style:name="T14" style:family="text">
      <style:text-properties fo:font-size="14pt" style:text-underline-style="none" fo:font-weight="normal" style:font-name-asian="@Arial Unicode MS" style:font-size-asian="14pt" style:font-weight-asian="normal" style:font-name-complex="Times New Roman" style:font-size-complex="14pt" style:font-weight-complex="normal"/>
    </style:style>
    <style:style style:name="T15" style:family="text">
      <style:text-properties fo:font-size="14pt" fo:language="ru" fo:country="RU" style:font-size-asian="14pt" style:font-name-complex="Times New Roman" style:font-size-complex="14pt"/>
    </style:style>
    <style:style style:name="T16" style:family="text">
      <style:text-properties fo:font-size="14pt" fo:language="ru" fo:country="RU" style:font-size-asian="14pt" style:font-size-complex="14pt"/>
    </style:style>
    <style:style style:name="T17" style:family="text">
      <style:text-properties fo:font-size="14pt" fo:language="ru" fo:country="RU" style:text-underline-style="none" fo:font-weight="normal" style:font-name-asian="@Arial Unicode MS" style:font-size-asian="14pt" style:font-weight-asian="normal" style:font-name-complex="Times New Roman" style:font-size-complex="14pt" style:font-weight-complex="normal"/>
    </style:style>
    <style:style style:name="T18" style:family="text">
      <style:text-properties fo:font-size="14pt" fo:language="ru" fo:country="RU" style:text-underline-style="none" fo:font-weight="normal" style:font-name-asian="Times New Roman" style:font-size-asian="14pt" style:font-weight-asian="normal" style:font-name-complex="Times New Roman" style:font-size-complex="14pt" style:font-weight-complex="normal"/>
    </style:style>
    <style:style style:name="T19" style:family="text">
      <style:text-properties fo:font-size="14pt" fo:language="ru" fo:country="RU" style:text-underline-style="solid" style:text-underline-width="auto" style:text-underline-color="font-color" fo:font-weight="normal" style:font-name-asian="Times New Roman" style:font-size-asian="14pt" style:font-weight-asian="normal" style:font-name-complex="Times New Roman" style:font-size-complex="14pt" style:font-weight-complex="normal"/>
    </style:style>
    <style:style style:name="T20" style:family="text">
      <style:text-properties fo:font-size="14pt" fo:language="ru" fo:country="RU" fo:font-weight="normal" style:font-size-asian="14pt" style:font-weight-asian="normal" style:font-size-complex="14pt" style:font-weight-complex="normal"/>
    </style:style>
    <style:style style:name="T21" style:family="text">
      <style:text-properties style:font-name="Times New Roman" fo:font-size="14pt" style:font-size-asian="14pt" style:font-name-complex="Times New Roman" style:font-size-complex="14pt"/>
    </style:style>
    <style:style style:name="T22" style:family="text">
      <style:text-properties fo:font-variant="normal" fo:text-transform="none" fo:color="#000000" fo:font-size="14pt" fo:letter-spacing="normal" fo:font-style="normal" fo:font-weight="normal" style:font-size-asian="14pt" style:font-style-asian="normal" style:font-weight-asian="normal" style:font-name-complex="Times New Roman" style:font-size-complex="14pt" style:font-weight-complex="normal"/>
    </style:style>
    <style:style style:name="T23" style:family="text">
      <style:text-properties fo:font-variant="normal" fo:text-transform="none" fo:color="#000000" fo:font-size="14pt" fo:letter-spacing="normal" fo:font-style="italic" fo:font-weight="normal" style:font-size-asian="14pt" style:font-style-asian="italic" style:font-weight-asian="normal" style:font-name-complex="Times New Roman" style:font-size-complex="14pt" style:font-style-complex="italic" style:font-weight-complex="normal"/>
    </style:style>
    <style:style style:name="T24" style:family="text">
      <style:text-properties fo:font-variant="normal" fo:text-transform="none" fo:color="#000000" fo:font-size="14pt" fo:letter-spacing="normal" fo:language="ru" fo:country="RU" fo:font-style="normal" fo:font-weight="normal" style:font-size-asian="14pt" style:font-style-asian="normal" style:font-weight-asian="normal" style:font-name-complex="Times New Roman" style:font-size-complex="14pt" style:font-weight-complex="normal"/>
    </style:style>
    <style:style style:name="T25" style:family="text">
      <style:text-properties fo:font-variant="normal" fo:text-transform="none" fo:color="#000000" fo:font-size="14pt" fo:letter-spacing="normal" fo:language="en" fo:country="US" fo:font-weight="normal" style:font-size-asian="14pt" style:font-weight-asian="normal" style:font-name-complex="Times New Roman" style:font-size-complex="14pt" style:font-weight-complex="normal"/>
    </style:style>
    <style:style style:name="T26"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T27"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font-size-complex="14pt" style:font-weight-complex="bold"/>
    </style:style>
    <style:style style:name="T28"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29" style:family="text">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T30" style:family="text">
      <style:text-properties fo:font-variant="normal" fo:text-transform="none" fo:color="#000000" style:font-name="Times New Roman1" fo:font-size="14pt" fo:letter-spacing="normal" fo:language="ru" fo:country="RU" fo:font-style="normal" fo:font-weight="normal" style:font-size-asian="14pt" style:font-style-asian="normal" style:font-weight-asian="normal" style:font-name-complex="Times New Roman1" style:font-size-complex="14pt"/>
    </style:style>
    <style:style style:name="T31" style:family="text">
      <style:text-properties fo:font-variant="normal" fo:text-transform="none" fo:color="#000000" style:font-name="Times New Roman" fo:font-size="14pt" fo:letter-spacing="normal" fo:language="en" fo:country="US" fo:font-weight="normal" style:font-size-asian="14pt" style:font-weight-asian="normal" style:font-name-complex="Times New Roman" style:font-size-complex="14pt" style:font-weight-complex="normal"/>
    </style:style>
    <style:style style:name="T32" style:family="text">
      <style:text-properties fo:font-variant="normal" fo:text-transform="none" fo:color="#000000" style:font-name="Times New Roman" fo:font-size="14pt" fo:letter-spacing="normal" fo:language="en" fo:country="US" fo:font-style="normal" style:text-underline-style="none" fo:font-weight="normal" style:font-size-asian="14pt" style:font-weight-asian="normal" style:font-name-complex="Times New Roman" style:font-size-complex="14pt" style:font-weight-complex="normal"/>
    </style:style>
    <style:style style:name="T33" style:family="text">
      <style:text-properties fo:font-variant="normal" fo:text-transform="none" fo:color="#000000" style:font-name="Times New Roman" fo:font-size="14pt" fo:letter-spacing="normal" fo:language="en" fo:country="US" fo:font-style="normal" style:text-underline-style="none" fo:font-weight="normal" style:font-size-asian="14pt" style:font-style-asian="normal" style:font-weight-asian="normal" style:font-name-complex="Times New Roman" style:font-size-complex="14pt" style:font-weight-complex="normal"/>
    </style:style>
    <style:style style:name="T34"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35" style:family="text">
      <style:text-properties fo:font-variant="normal" fo:text-transform="none" fo:color="#000000" fo:letter-spacing="normal" fo:language="ru" fo:country="RU" fo:font-style="normal" style:text-underline-style="none" style:font-style-asian="normal" style:font-name-complex="Times New Roman"/>
    </style:style>
    <style:style style:name="T36" style:family="text">
      <style:text-properties fo:font-variant="normal" fo:text-transform="none" fo:color="#000000" fo:letter-spacing="normal" fo:language="ru" fo:country="RU" fo:font-style="normal" style:font-style-asian="normal" style:font-name-complex="Times New Roman"/>
    </style:style>
    <style:style style:name="T37" style:family="text">
      <style:text-properties fo:font-variant="normal" fo:text-transform="none" fo:color="#000000" fo:letter-spacing="normal" fo:language="ru" fo:country="RU" style:font-name-complex="Times New Roman"/>
    </style:style>
    <style:style style:name="T38" style:family="text">
      <style:text-properties fo:font-variant="normal" fo:text-transform="none" fo:color="#000000" fo:letter-spacing="normal" fo:language="en" fo:country="US" fo:font-style="normal" style:text-underline-style="none" style:font-style-asian="normal" style:font-name-complex="Times New Roman"/>
    </style:style>
    <style:style style:name="T39" style:family="text">
      <style:text-properties fo:font-variant="normal" fo:text-transform="none" fo:color="#000000" fo:letter-spacing="normal" fo:language="en" fo:country="US" style:font-name-complex="Times New Roman"/>
    </style:style>
    <style:style style:name="T40" style:family="text">
      <style:text-properties fo:font-variant="normal" fo:text-transform="none" fo:color="#222222" fo:font-size="14pt" fo:letter-spacing="normal" fo:font-style="normal" style:text-underline-style="solid" style:text-underline-width="auto" style:text-underline-color="font-color" fo:font-weight="normal" style:font-size-asian="14pt" style:font-style-asian="normal" style:font-weight-asian="normal" style:font-size-complex="14pt"/>
    </style:style>
    <style:style style:name="T41" style:family="text">
      <style:text-properties fo:font-variant="normal" fo:text-transform="none" fo:color="#222222" fo:font-size="14pt" fo:letter-spacing="normal" fo:font-style="normal" fo:font-weight="normal" style:font-size-asian="14pt" style:font-style-asian="normal" style:font-weight-asian="normal" style:font-size-complex="14pt"/>
    </style:style>
    <style:style style:name="T42" style:family="text">
      <style:text-properties fo:font-variant="normal" fo:text-transform="none" fo:color="#222222" fo:font-size="14pt" fo:letter-spacing="normal" fo:language="ru" fo:country="RU" fo:font-style="normal" fo:font-weight="normal" style:font-size-asian="14pt" style:font-style-asian="normal" style:font-weight-asian="normal" style:font-size-complex="14pt"/>
    </style:style>
    <style:style style:name="T43" style:family="text">
      <style:text-properties fo:font-variant="normal" fo:text-transform="none" fo:color="#222222" fo:font-size="14pt" fo:letter-spacing="normal" fo:language="ru" fo:country="RU" fo:font-style="normal" fo:font-weight="normal" style:font-size-asian="14pt" style:font-style-asian="normal" style:font-weight-asian="normal" style:font-name-complex="Times New Roman" style:font-size-complex="14pt" style:font-weight-complex="normal"/>
    </style:style>
    <style:style style:name="T44" style:family="text">
      <style:text-properties fo:font-variant="normal" fo:text-transform="none" fo:color="#222222" fo:font-size="14pt" fo:letter-spacing="normal" fo:language="ru" fo:country="RU" fo:font-style="normal" style:text-underline-style="solid" style:text-underline-width="auto" style:text-underline-color="font-color" fo:font-weight="normal" style:font-size-asian="14pt" style:font-style-asian="normal" style:font-weight-asian="normal" style:font-name-complex="Times New Roman" style:font-size-complex="14pt" style:font-weight-complex="normal"/>
    </style:style>
    <style:style style:name="T45" style:family="text">
      <style:text-properties fo:font-variant="normal" fo:text-transform="none" fo:color="#222222"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46" style:family="text">
      <style:text-properties fo:font-variant="normal" fo:text-transform="none" fo:color="#222222" fo:font-size="14pt" fo:letter-spacing="normal" fo:language="en" fo:country="US" fo:font-style="normal" style:text-underline-style="none" fo:font-weight="normal" style:font-size-asian="14pt" style:font-style-asian="normal" style:font-weight-asian="normal" style:font-name-complex="Times New Roman" style:font-size-complex="14pt" style:font-weight-complex="normal"/>
    </style:style>
    <style:style style:name="T47" style:family="text">
      <style:text-properties fo:font-variant="normal" fo:text-transform="none" fo:color="#222222" fo:font-size="16pt" fo:letter-spacing="normal" fo:language="ru" fo:country="RU" fo:font-style="normal" fo:font-weight="bold" style:font-size-asian="16pt" style:font-style-asian="normal" style:font-weight-asian="bold" style:font-name-complex="Times New Roman" style:font-size-complex="16pt" style:font-weight-complex="normal"/>
    </style:style>
    <style:style style:name="T48" style:family="text">
      <style:text-properties fo:font-variant="normal" fo:text-transform="none" fo:color="#222222" fo:font-size="16pt" fo:letter-spacing="normal" fo:language="ru" fo:country="RU" fo:font-style="normal" style:text-underline-style="none" fo:font-weight="bold" style:font-size-asian="16pt" style:font-style-asian="normal" style:font-weight-asian="bold" style:font-name-complex="Times New Roman" style:font-size-complex="16pt" style:font-weight-complex="normal"/>
    </style:style>
    <style:style style:name="T49" style:family="text">
      <style:text-properties fo:font-variant="normal" fo:text-transform="none" fo:color="#00000a"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T50" style:family="text">
      <style:text-properties fo:font-variant="normal" fo:text-transform="none" fo:color="#00000a" style:font-name="Times New Roman"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T51" style:family="text">
      <style:text-properties fo:font-variant="normal" fo:text-transform="none" fo:color="#00000a" style:font-name="Times New Roman" fo:font-size="14pt" fo:letter-spacing="normal" fo:language="ru" fo:country="RU" style:text-underline-style="none" fo:font-weight="normal" style:font-size-asian="14pt" style:font-weight-asian="normal" style:font-name-complex="Times New Roman" style:font-size-complex="14pt" style:font-weight-complex="normal"/>
    </style:style>
    <style:style style:name="T52" style:family="text">
      <style:text-properties fo:font-variant="normal" fo:text-transform="none" fo:color="#00000a" style:font-name="Times New Roman" fo:font-size="13pt" fo:letter-spacing="normal" fo:language="en" fo:country="US" style:text-underline-style="none" fo:font-weight="normal" style:font-size-asian="13pt" style:font-weight-asian="normal" style:font-name-complex="Times New Roman" style:font-size-complex="13pt" style:font-weight-complex="normal"/>
    </style:style>
    <style:style style:name="T53" style:family="text">
      <style:text-properties fo:color="#000000" fo:font-size="16pt" fo:language="ru" fo:country="RU" fo:font-weight="bold" style:font-size-asian="16pt" style:font-weight-asian="bold" style:font-name-complex="Times New Roman" style:font-size-complex="16pt" style:font-weight-complex="normal"/>
    </style:style>
    <style:style style:name="T54" style:family="text">
      <style:text-properties fo:color="#000000" fo:font-size="14pt" fo:language="ru" fo:country="RU" fo:font-weight="normal" style:font-size-asian="14pt" style:font-weight-asian="normal" style:font-name-complex="Times New Roman" style:font-size-complex="14pt" style:font-weight-complex="normal"/>
    </style:style>
    <style:style style:name="T55" style:family="text">
      <style:text-properties fo:color="#000000" fo:font-size="14pt" fo:language="en" fo:country="US" fo:font-weight="normal" style:font-size-asian="14pt" style:font-weight-asian="normal" style:font-name-complex="Times New Roman" style:font-size-complex="14pt" style:font-weight-complex="normal"/>
    </style:style>
    <style:style style:name="T56" style:family="text">
      <style:text-properties fo:color="#000000" fo:font-size="14pt" fo:font-weight="normal" style:font-size-asian="14pt" style:font-weight-asian="normal" style:font-name-complex="Times New Roman" style:font-size-complex="14pt" style:font-weight-complex="normal"/>
    </style:style>
    <style:style style:name="T57" style:family="text">
      <style:text-properties fo:font-weight="normal" style:font-weight-asian="normal"/>
    </style:style>
    <style:style style:name="T58" style:family="text">
      <style:text-properties fo:language="ru" fo:country="RU"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42cm" fo:text-indent="-0.635cm" fo:margin-left="1.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7cm" fo:text-indent="-0.635cm" fo:margin-left="1.8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2cm" fo:text-indent="-0.635cm" fo:margin-left="2.5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7cm" fo:text-indent="-0.635cm" fo:margin-left="3.1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2cm" fo:text-indent="-0.635cm" fo:margin-left="3.7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7cm" fo:text-indent="-0.635cm" fo:margin-left="4.4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2cm" fo:text-indent="-0.635cm" fo:margin-left="5.0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7cm" fo:text-indent="-0.635cm" fo:margin-left="5.6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2cm" fo:text-indent="-0.635cm" fo:margin-left="6.3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7cm" fo:text-indent="-0.635cm" fo:margin-left="6.957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03cm" fo:text-indent="-0.635cm" fo:margin-left="2.2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38cm" fo:text-indent="-0.635cm" fo:margin-left="2.8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73cm" fo:text-indent="-0.635cm" fo:margin-left="3.4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08cm" fo:text-indent="-0.635cm" fo:margin-left="4.1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43cm" fo:text-indent="-0.635cm" fo:margin-left="4.7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78cm" fo:text-indent="-0.635cm" fo:margin-left="5.3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13cm" fo:text-indent="-0.635cm" fo:margin-left="6.0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48cm" fo:text-indent="-0.635cm" fo:margin-left="6.6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83cm" fo:text-indent="-0.635cm" fo:margin-left="7.2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18cm" fo:text-indent="-0.635cm" fo:margin-left="7.91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3.838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203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2.568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933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98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0.663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0.0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07cm" fo:text-indent="-0.635cm" fo:margin-left="0.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42cm" fo:text-indent="-0.635cm" fo:margin-left="1.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7cm" fo:text-indent="-0.635cm" fo:margin-left="1.8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2cm" fo:text-indent="-0.635cm" fo:margin-left="2.5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7cm" fo:text-indent="-0.635cm" fo:margin-left="3.1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2cm" fo:text-indent="-0.635cm" fo:margin-left="3.7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7cm" fo:text-indent="-0.635cm" fo:margin-left="4.4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2cm" fo:text-indent="-0.635cm" fo:margin-left="5.0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7cm" fo:text-indent="-0.635cm" fo:margin-left="5.6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2cm" fo:text-indent="-0.635cm" fo:margin-left="6.3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7cm" fo:text-indent="-0.635cm" fo:margin-left="6.957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header-rows>
          <table:table-row table:style-name="Таблица1.1">
            <table:table-cell table:style-name="Таблица1.A1" table:number-columns-spanned="3" office:value-type="string">
              <text:p text:style-name="P17">Содержание</text:p>
              <text:p text:style-name="P17"/>
            </table:table-cell>
            <table:covered-table-cell/>
            <table:covered-table-cell/>
          </table:table-row>
        </table:table-header-rows>
        <table:table-row table:style-name="Таблица1.1">
          <table:table-cell table:style-name="Таблица1.A2" office:value-type="string">
            <text:list xml:id="list6594385232900221914" text:style-name="WW8Num4">
              <text:list-item>
                <text:p text:style-name="P67"/>
              </text:list-item>
            </text:list>
          </table:table-cell>
          <table:table-cell table:style-name="Таблица1.A2" office:value-type="string">
            <text:p text:style-name="P68">Введение</text:p>
          </table:table-cell>
          <table:table-cell table:style-name="Таблица1.C2" office:value-type="string">
            <text:p text:style-name="P70"/>
          </table:table-cell>
        </table:table-row>
        <table:table-row table:style-name="Таблица1.1">
          <table:table-cell table:style-name="Таблица1.A2" office:value-type="string">
            <text:list xml:id="list43763043" text:continue-numbering="true" text:style-name="WW8Num4">
              <text:list-item>
                <text:p text:style-name="P67"/>
              </text:list-item>
            </text:list>
          </table:table-cell>
          <table:table-cell table:style-name="Таблица1.A2" office:value-type="string">
            <text:p text:style-name="P68">Основные понятия и термины</text:p>
          </table:table-cell>
          <table:table-cell table:style-name="Таблица1.C2" office:value-type="string">
            <text:p text:style-name="P70"/>
          </table:table-cell>
        </table:table-row>
        <table:table-row table:style-name="Таблица1.1">
          <table:table-cell table:style-name="Таблица1.A2" office:value-type="string">
            <text:list xml:id="list43768246" text:continue-numbering="true" text:style-name="WW8Num4">
              <text:list-item>
                <text:p text:style-name="P67"/>
              </text:list-item>
            </text:list>
          </table:table-cell>
          <table:table-cell table:style-name="Таблица1.A2" office:value-type="string">
            <text:p text:style-name="P68">Цель и задачи работы</text:p>
          </table:table-cell>
          <table:table-cell table:style-name="Таблица1.C2" office:value-type="string">
            <text:p text:style-name="P70"/>
          </table:table-cell>
        </table:table-row>
        <table:table-row table:style-name="Таблица1.1">
          <table:table-cell table:style-name="Таблица1.A2" office:value-type="string">
            <text:list xml:id="list43747102" text:continue-numbering="true" text:style-name="WW8Num4">
              <text:list-item>
                <text:p text:style-name="P67"/>
              </text:list-item>
            </text:list>
          </table:table-cell>
          <table:table-cell table:style-name="Таблица1.A2" office:value-type="string">
            <text:p text:style-name="P68">Постановка задачи</text:p>
          </table:table-cell>
          <table:table-cell table:style-name="Таблица1.C2" office:value-type="string">
            <text:p text:style-name="P70"/>
          </table:table-cell>
        </table:table-row>
        <table:table-row table:style-name="Таблица1.1">
          <table:table-cell table:style-name="Таблица1.A2" office:value-type="string">
            <text:list xml:id="list43762295" text:continue-numbering="true" text:style-name="WW8Num4">
              <text:list-item>
                <text:p text:style-name="P67"/>
              </text:list-item>
            </text:list>
          </table:table-cell>
          <table:table-cell table:style-name="Таблица1.A2" office:value-type="string">
            <text:p text:style-name="P68">Описание модели и алгоритм решения</text:p>
            <text:list xml:id="list2583336873096812857" text:style-name="WW8Num6">
              <text:list-item>
                <text:p text:style-name="P69">Схожесть студентов</text:p>
              </text:list-item>
              <text:list-item>
                <text:p text:style-name="P69">Схожесть дисциплин</text:p>
              </text:list-item>
              <text:list-item>
                <text:p text:style-name="P69">Обработка наименований дисциплин</text:p>
              </text:list-item>
              <text:list-item>
                <text:p text:style-name="P69">Стемминг</text:p>
              </text:list-item>
              <text:list-item>
                <text:p text:style-name="P69">Кластеризация</text:p>
              </text:list-item>
              <text:list-item>
                <text:p text:style-name="P69">Рекомендации для студента</text:p>
              </text:list-item>
            </text:list>
          </table:table-cell>
          <table:table-cell table:style-name="Таблица1.C2" office:value-type="string">
            <text:p text:style-name="P70"/>
          </table:table-cell>
        </table:table-row>
        <table:table-row table:style-name="Таблица1.1">
          <table:table-cell table:style-name="Таблица1.A2" office:value-type="string">
            <text:list xml:id="list43744691" text:continue-list="list43762295" text:style-name="WW8Num4">
              <text:list-item>
                <text:p text:style-name="P67"/>
              </text:list-item>
            </text:list>
          </table:table-cell>
          <table:table-cell table:style-name="Таблица1.A2" office:value-type="string">
            <text:p text:style-name="P68">Заключение</text:p>
          </table:table-cell>
          <table:table-cell table:style-name="Таблица1.C2" office:value-type="string">
            <text:p text:style-name="P70"/>
          </table:table-cell>
        </table:table-row>
        <table:table-row table:style-name="Таблица1.1">
          <table:table-cell table:style-name="Таблица1.A2" office:value-type="string">
            <text:list xml:id="list43752533" text:continue-numbering="true" text:style-name="WW8Num4">
              <text:list-item>
                <text:p text:style-name="P67"/>
              </text:list-item>
            </text:list>
          </table:table-cell>
          <table:table-cell table:style-name="Таблица1.A2" office:value-type="string">
            <text:p text:style-name="P68">Список литературы</text:p>
          </table:table-cell>
          <table:table-cell table:style-name="Таблица1.C2" office:value-type="string">
            <text:p text:style-name="P70"/>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Введение</text:p>
      <text:p text:style-name="P46">Повсеместная информатизация приводит к накоплению огромных объемов данных во всех сферах деятельности. Каждый день мы сталкиваемся с огромными массивами информации, которые зачастую не удается не только проанализировать, но и просто просмотреть. Для того, чтобы оптимизировать работу с таким количеством данных, используют многочисленные методы машинного обучения. На сегодняшний день анализ данных и машинное обучение являются одними из наиболее перспективных направлений в сфере информационных технологий. Машинное обучение находится на стыке статистики, численных методов, теории вероятности, методов оптимизации и дискретного анализа, и за последние годы оформилась в самостоятельную математическую дисциплину, которая имеет широкий спектр практического применения.</text:p>
      <text:p text:style-name="P47">Зачастую пользователь теряется в огромном потоке информации и не способен самостоятельно проанализировать ее. Решением этой проблемы занимается одно из направлений машинного обучения – создание программы-помощника, способной в короткое время обработать большой объем информации и предоставить пользователю не только отчет и сравнительный анализ, но и предложить ему рекомендацию согласно его предпочтениям.</text:p>
      <text:p text:style-name="P47">Рекомендательные системы сегодня стали одной из важных частей услуг в Интернете. Такие автоматизированные системы, основываясь на определенных данных, могут предложить пользователю персональный список рекомендаций. Соответственно, чем больше система знает о предпочтениях пользователя, тем точнее будет прогнозирование персонального выбора.</text:p>
      <text:p text:style-name="P47">Данная технология подразумевает не только научно-исследовательскую ценность, но и многогранное практическое применение в различных сферах жизнедеятельности: от рекомендации выбора товаров на сайте магазинов и помощи в поиске нужной музыки, фильмов, книг, до автоматизации процесса приема персонала на работу, основываясь на резюме претендентов.</text:p>
      <text:p text:style-name="P45"><text:span text:style-name="T26">Иначе говоря, данная технология используется повсеместно как в </text:span><text:soft-page-break/><text:span text:style-name="T26">Интернете, так и в реальной жизни, и именно этим обусловлена научная </text:span><text:span text:style-name="T27">актуальность выбранной темы.</text:span></text:p>
      <text:p text:style-name="P2">Основные понятия и термины</text:p>
      <text:p text:style-name="P5"><text:span text:style-name="T22">Ключевыми словами в настоящей работе являются следующие термины: </text:span><text:span text:style-name="T23">коллаборативная фильтрация, кластеризация, метод К-средних, Сервис «БРС», обучение без учителя.</text:span></text:p>
      <text:p text:style-name="P6"><text:span text:style-name="Emphasis"><text:span text:style-name="T40">Коллаборативная фильтрация</text:span></text:span><text:span text:style-name="Emphasis"><text:span text:style-name="T41"> </text:span></text:span><text:span text:style-name="T41">вырабатывает рекомендации, основанные на модели предшествующего поведения пользователя. Эта модель может быть построена исключительно на основе поведения данного пользователя или — что более эффективно — с учетом поведения других пользователей со сходными характеристиками. В тех случаях, когда коллаборативная фильтрация принимает во внимание поведение других пользователей, она использует знание о группе для выработки рекомендаций на основе подобия пользователей. По существу рекомендации базируются на автоматическом сотрудничестве множества пользователей и на выделении тех пользователей, которые демонстрируют схожие предпочтения или шаблоны поведения. </text:span><text:span text:style-name="T42">[2]</text:span></text:p>
      <text:p text:style-name="P8"><text:span text:style-name="T44">Кластеризация</text:span><text:span text:style-name="T47"> — </text:span><text:span text:style-name="T43">это метод такой организации данных, когда похожие элементы оказываются в одном кластере, а непохожие в разных. [1]</text:span></text:p>
      <text:p text:style-name="P9"><text:span text:style-name="T44">Метод К-средних</text:span><text:span text:style-name="T45"> </text:span><text:span text:style-name="T48">— </text:span><text:span text:style-name="T45">самый распространенный алгоритм плоской кластеризации. Получив требуемое число кластеров, </text:span><text:span text:style-name="T46">num_clusters, </text:span><text:span text:style-name="T45">он создает именно столько так называемых центроидов кластеров. Сначала алгоритм произвольно выбирает <text:s/></text:span><text:span text:style-name="T46">num_clusters </text:span><text:span text:style-name="T45">сообщений и в качестве центроидов берет их векторы признаков. Затем каждое из оставшихся сообщений соотносится с ближайшим к нему центроидом, и так образуются кластеры. После этого вычисляются новые положения центроидов — путем усреднения по всем векторам каждого кластера. Разумеется, при этом изменяется распределение <text:s/>сообщений по кластерам. Некоторые сообщения оказываются ближе к другому кластеру. Поэтому происходит перемещение таких сообщений из одного кластера в другой. Это делается до тех пор, пока положение центроидов не стабилизируется. После нескольких итераций расстояния между старыми и </text:span><text:soft-page-break/><text:span text:style-name="T45">новым положением каждого центроида оказывается меньше порогового значения, и мы считаем, что процесс построения кластеров сошелся. [1]</text:span></text:p>
      <text:p text:style-name="P10"><text:span text:style-name="T44">«Сервис БРС»</text:span><text:span text:style-name="T45"> </text:span><text:span text:style-name="T46">(</text:span><text:span text:style-name="T45">http://grade.sfedu.ru/</text:span><text:span text:style-name="T46">)</text:span><text:span text:style-name="T45"> </text:span><text:span text:style-name="T48">— </text:span><text:span text:style-name="T45">это web-приложение, предназначенное для взаимодействия преподавателей, студентов и деканата в рамках балльно-рейтинговой системы ЮФУ. </text:span></text:p>
      <text:p text:style-name="P10"><text:span text:style-name="T45">Основные преимущества «Сервиса БРС»: </text:span></text:p>
      <text:list xml:id="list8070198238548936574" text:style-name="L10">
        <text:list-item>
          <text:p text:style-name="P11"><text:span text:style-name="T45">все баллы (оценки) регистрируются в электронном виде, </text:span></text:p>
        </text:list-item>
        <text:list-item>
          <text:p text:style-name="P11"><text:span text:style-name="T45">студенты имеют возможность наблюдать свою успеваемость без устного обращения к преподавателю, </text:span></text:p>
        </text:list-item>
        <text:list-item>
          <text:p text:style-name="P11"><text:span text:style-name="T45">преподаватели получают возможность не заполнять несколько бумажных документов по своим дисциплинам, </text:span></text:p>
        </text:list-item>
        <text:list-item>
          <text:p text:style-name="P11"><text:span text:style-name="T45">деканат получает доступ ко всем данным в любой момент. </text:span><text:span text:style-name="T46">[4]</text:span></text:p>
        </text:list-item>
      </text:list>
      <text:p text:style-name="P12"><text:span text:style-name="T46"><text:tab/></text:span><text:span text:style-name="T44">Обучение без учителя</text:span><text:span text:style-name="T45"> </text:span><text:span text:style-name="T48">— </text:span><text:span text:style-name="T45">один из разделов машинного обучения. Изучает широкий класс задач обработки данных, в которых известны только описания множества объектов(обучающей выборки), и требуется обнаружить внутренние взаимосвязи, зависимости, закономерности, существующие между объектами.</text:span><text:span text:style-name="T46">[5]</text:span></text:p>
      <text:p text:style-name="P4"/>
      <text:p text:style-name="P3">Цель и задачи работы</text:p>
      <text:p text:style-name="P7">В настоящей работе предпринята попытка создать рекомендательную систему для выбора предметов студентам на основании их баллов по аналогичным дисциплинам. Поэтому получение ответа на вопрос: «Какие предметы порекомендовать данному студенту?» стал целью работы. В ней мы поставили перед собой следующие задачи: </text:p>
      <text:list xml:id="list7269539327179264375" text:style-name="WW8Num2">
        <text:list-item>
          <text:p text:style-name="P18">выяснить, какие дисциплины можно считать «аналогичными»; </text:p>
        </text:list-item>
        <text:list-item>
          <text:p text:style-name="P18">определить похожих студентов; </text:p>
        </text:list-item>
        <text:list-item>
          <text:p text:style-name="P22"><text:span text:style-name="T6">на основе полученных данных, а также с помощью методов, модулей и библиотек языка </text:span><text:span text:style-name="T7">Python </text:span><text:span text:style-name="T6">определить наиболее подходящие курсы для студентов;</text:span></text:p>
        </text:list-item>
        <text:list-item>
          <text:p text:style-name="P23">в ходе работы получить программную реализацию рекомендательной системы;</text:p>
        </text:list-item>
        <text:list-item>
          <text:p text:style-name="P22"><text:soft-page-break/><text:span text:style-name="T29">изуч</text:span><text:span text:style-name="T30">ить</text:span><text:span text:style-name="T29"> данную область машинного обучения и алгоритмов, применяемых в ней.</text:span><text:span text:style-name="T6"> </text:span></text:p>
        </text:list-item>
      </text:list>
      <text:p text:style-name="P21"/>
      <text:p text:style-name="P24">Постановка задачи</text:p>
      <text:p text:style-name="P50">Порекомендовать студенту курсы, основываясь на информации о похожести студентов и похожести дисциплин с использованием коллаборативной фильтрации по схожести студентов, определяемой с использованием косинусной меры.</text:p>
      <text:p text:style-name="P52"><text:span text:style-name="T13">Входные данные:</text:span><text:span text:style-name="T14"> <text:s/></text:span></text:p>
      <text:list xml:id="list8805979190264110318" text:style-name="L1">
        <text:list-item>
          <text:p text:style-name="P34"><text:span text:style-name="T14">Информация о </text:span><text:span text:style-name="T9">студентах:</text:span></text:p>
        </text:list-item>
      </text:list>
      <text:list xml:id="list9074712248081873949" text:style-name="L6">
        <text:list-item>
          <text:list>
            <text:list-item>
              <text:list>
                <text:list-item>
                  <text:p text:style-name="P36"><text:span text:style-name="T9">id </text:span><text:span text:style-name="T17">студента</text:span><text:span text:style-name="T9">;</text:span></text:p>
                </text:list-item>
                <text:list-item>
                  <text:p text:style-name="P36"><text:span text:style-name="T17">его оценки по соответствующим дисциплинам;</text:span></text:p>
                </text:list-item>
                <text:list-item>
                  <text:p text:style-name="P36"><text:span text:style-name="T17">форма отчетности по дисциплине (зачет/экзамен)</text:span><text:span text:style-name="T9">;</text:span></text:p>
                </text:list-item>
              </text:list>
            </text:list-item>
          </text:list>
        </text:list-item>
      </text:list>
      <text:list xml:id="list43763422" text:continue-list="list8805979190264110318" text:style-name="L1">
        <text:list-item>
          <text:p text:style-name="P34"><text:span text:style-name="T17">Информация о </text:span><text:span text:style-name="T9">дисциплинах:</text:span></text:p>
        </text:list-item>
      </text:list>
      <text:list xml:id="list7831755518900596166" text:style-name="L5">
        <text:list-item>
          <text:list>
            <text:list-item>
              <text:list>
                <text:list-item>
                  <text:p text:style-name="P35"><text:span text:style-name="T9">id </text:span><text:span text:style-name="T17">дисциплины;</text:span></text:p>
                </text:list-item>
                <text:list-item>
                  <text:p text:style-name="P35"><text:span text:style-name="T17">наименование дисциплины</text:span><text:span text:style-name="T9">.</text:span></text:p>
                </text:list-item>
              </text:list>
            </text:list-item>
          </text:list>
        </text:list-item>
      </text:list>
      <text:p text:style-name="P51"><text:span text:style-name="T19">Выходные данные:</text:span><text:span text:style-name="T18"> <text:s/></text:span></text:p>
      <text:list xml:id="list6539196161656150410" text:style-name="L8">
        <text:list-item>
          <text:p text:style-name="P37"><text:span text:style-name="T18">Рекомендованные курсы:</text:span></text:p>
        </text:list-item>
      </text:list>
      <text:list xml:id="list7429442247300857703" text:style-name="L9">
        <text:list-item>
          <text:list>
            <text:list-item>
              <text:list>
                <text:list-item>
                  <text:p text:style-name="P38"><text:span text:style-name="T18">список, состоящий из курсов, которые студент еще не изучил.</text:span></text:p>
                </text:list-item>
              </text:list>
            </text:list-item>
          </text:list>
        </text:list-item>
      </text:list>
      <text:p text:style-name="P21"/>
      <text:p text:style-name="P25">Описание модели и алгоритм решения</text:p>
      <text:p text:style-name="P25">Схожесть студентов</text:p>
      <text:p text:style-name="P44"><text:span text:style-name="T11">Первым делом загрузим информацию о студентах, полученную из Сервиса «БРС» </text:span><text:span text:style-name="T20">в формате </text:span><text:span text:style-name="T10">: id </text:span><text:span text:style-name="T20">студента — дисциплина — балл по соответствующей дисциплине (с учетом бонусных баллов). </text:span></text:p>
      <text:p text:style-name="P53">Отметим, что по некоторым дисциплинам у студента может быть меньше 60 баллов (например, задолженность, которую студент не успел сдать на данный момент), тогда таким дисциплинам мы присваиваем рейтинг 0, т.к. нам важно знать, что студент проходил/проходит данную дисциплину, но из-за плохих баллов, данная дисциплина/дисциплины не должна повлиять на <text:soft-page-break/>конечную рекомендацию.</text:p>
      <text:p text:style-name="P56"><text:span text:style-name="T11">Далее </text:span><text:span text:style-name="T20"><text:tab/>мы определим похожих студентов, используя косинусную меру сходства, при этом не будем учитывать, какие курсы прошел каждый из них. Будем учитывать лишь баллы, поэтому для косинусной меры сходства подадим список отсортированных дисциплин. </text:span></text:p>
      <text:p text:style-name="P57"><text:span text:style-name="T11">Основываясь на этом, мы можем получить «похожих» студентов. При этом будем выбирать не всех, а только </text:span><text:span text:style-name="T10">n </text:span><text:span text:style-name="T20">наиболее «похожих» студентов для дальнейшего исследования.</text:span></text:p>
      <text:p text:style-name="P57"><text:span text:style-name="T20"/></text:p>
      <text:p text:style-name="P26">Схожесть дисциплин</text:p>
      <text:p text:style-name="P59">Теперь перейдем к схожести дисциплин. Если схожесть студентов мы можем получить из оценок студентов по дисциплинам, то для получения информации о схожести дисциплин придется поработать с поиском взаимосвязанных сообщений. Мы не располагаем какими-либо метками, с помощью которых можно было бы обучить модель, но мы можем попытаться найти закономерности в самих данных (например, в названии дисциплин, в фамилиях преподавателей, которые ведут данную дисциплину, в кафедрах, на которых преподают эти дисциплины и т.д.).</text:p>
      <text:p text:style-name="P58"><text:span text:style-name="T58">Для поиска «похожих» дисциплин мы воспользуемся распространенным подходом при решении задач обучения без учителя — кластеризацией: будем размещать дисциплины в кластерах, основываясь на схожести названия дисциплин. Но прежде чем начать поиск «похожих» дисциплин, сначала нужно обработать данные. </text:span></text:p>
      <text:p text:style-name="P20"><text:tab/><text:tab/><text:tab/></text:p>
      <text:p text:style-name="P27">Обработка наименований дисциплин</text:p>
      <text:p text:style-name="P65"><text:span text:style-name="T57">Перед кластеризацией необходимо обработать наименования дисциплин, чтобы при разбиении на кластеры дисциплины, похожие по наименованию, располагались в одном кластере. Для этого требуется выполнить следующие пункты:</text:span></text:p>
      <text:list xml:id="list3845552122744004369" text:style-name="WW8Num5">
        <text:list-item>
          <text:p text:style-name="P30">В наименовании дисциплин есть такие слова как « в », « на », « и », <text:soft-page-break/>которые не несут в себе никакой смысловой нагрузки. Они называется стоп-словами. Лучше всего вообще удалить такие слова, которые не помогают выявить различий, из наименований дисциплин.</text:p>
        </text:list-item>
        <text:list-item>
          <text:p text:style-name="P30">Приводим наименование дисциплин к нижнему регистру, чтобы дисциплины «Алгебра» и «алгебра» не считались различными дисциплинами. <text:s/></text:p>
        </text:list-item>
        <text:list-item>
          <text:p text:style-name="P30">Если в наименовании дисциплины есть какие-либо посторонние символы, то удаляем их. Оставляем только буквы и пробелы между словами в наименовании.</text:p>
        </text:list-item>
      </text:list>
      <text:p text:style-name="P41"><text:span text:style-name="T53"/></text:p>
      <text:p text:style-name="P27">Стемминг</text:p>
      <text:p text:style-name="P54">Одно и то же слово в разных грамматиках мы считаем разными словами, это неверно (например, программирование и программирования). Имеет смысл считать эти слова, как одно, ведь они обозначают одно понятие. </text:p>
      <text:p text:style-name="P55"><text:span text:style-name="T54">Для решения данной проблемы нам понадобится SnowballStemmer из библиотеки </text:span><text:span text:style-name="T55">NLTK</text:span><text:span text:style-name="T54">.</text:span></text:p>
      <text:p text:style-name="P27">Кластеризация</text:p>
      <text:p text:style-name="P60"><text:span text:style-name="T56">Для кластеризации <text:s/>мы будем использовать метод К-средних </text:span><text:span text:style-name="T55">(K-means). </text:span><text:span text:style-name="T54">Каждому предобработанному наименованию дисциплины, участвовавшему в обучении, <text:s/>соответствует целочисленная метка в </text:span><text:span text:style-name="T55">km.labels_.</text:span></text:p>
      <text:p text:style-name="P28"/>
      <text:p text:style-name="P27">Рекомендации для студента</text:p>
      <text:p text:style-name="P62"><text:span text:style-name="T54">С помощью функции // </text:span><text:span text:style-name="T55">TO DO : </text:span><text:span text:style-name="T54">НАИМЕНОВАНИЕ ФУНКЦИИ мы можем узнать, в каком кластере находятся «похожие дисциплины»: </text:span></text:p>
      <text:p text:style-name="P63"><text:span text:style-name="T54">// </text:span><text:span text:style-name="T55">TO DO : </text:span><text:span text:style-name="T54">КОД</text:span></text:p>
      <text:p text:style-name="P64">Теперь мы подошли к самому главному: рекомендация дисциплин для студента. </text:p>
      <text:p text:style-name="P60"><text:span text:style-name="T54">Зная то, в каких кластерах располагаются дисциплины, которые студент уже изучил, будем находить средний балл по пройденным дисциплинам каждого кластера. </text:span></text:p>
      <text:p text:style-name="P61"><text:soft-page-break/><text:span text:style-name="T54">Далее, если средний балл в кластере больше некоторого порога, например, 85, то добавляем все предметы из этого кластера, которые студент еще не изучил, в список рекомендаций. </text:span></text:p>
      <text:p text:style-name="P66"><text:span text:style-name="T54">Проделываем аналогичную работу с «похожими» студентами: находим для каждого из них средний балл по пройденным дисциплинам каждого кластера, затем к списку рекомендаций добавляем те дисциплины, которые еще не изучил студент, для которого выполняем рекомендацию, и которые еще не были добавлены в список рекомендаций. Это действие очень важно для конечной рекомендации, т.к. если «похожий» студент сменил свой курс, например, на курс другого направления, то у него будут предметы из кластера, откуда дисциплины для рекомендации точно не выбирались. </text:span></text:p>
      <text:p text:style-name="P39">Заключение</text:p>
      <text:p text:style-name="P42"><text:span text:style-name="T15">В ходе работы были использованы схожесть студентов, схожесть дисциплин по наименованию, кластеризация методом </text:span><text:span text:style-name="T7">K-means</text:span><text:span text:style-name="T15"> для решения задачи создания рекомендаций выбора предметов для студентов на основании баллов по аналогичным дисциплинам.</text:span></text:p>
      <text:p text:style-name="P42"><text:span text:style-name="T5">// </text:span><text:span text:style-name="T8">TO DO </text:span><text:span text:style-name="T16">: проверить действие рекомендательной системы на отличниках и неуспевающих </text:span></text:p>
      <text:p text:style-name="P43">Кроме того данная работа предоставляет широкий спектр дальнейших исследований. Так, например, планируется улучшить поиск «схожих дисциплин» не только по наименованию, но также и по преподавателям, которые ведут данные дисциплины и по кафедрам преподавателей/студентов, добавить опрос для студентов, чтобы можно было находить «похожих студентов» не только по оценкам, но и по их предпочтениям, выявить проблемные места системы, в которых могут происходить сбои, по причине увеличения количества студентов, добавления дисциплин и т.д.</text:p>
      <text:p text:style-name="P19"/>
      <text:p text:style-name="P29">Список литературы</text:p>
      <text:list xml:id="list6964668359500217681" text:style-name="WW8Num3">
        <text:list-item>
          <text:p text:style-name="P16"><text:span text:style-name="T36">Ричарт В., Коэльо П. Л.</text:span><text:span text:style-name="T37"> Построение систем машинного обучения на языке </text:span><text:span text:style-name="T39">Python —</text:span><text:span text:style-name="T37"> ДМК-Пресс, 2016г. - 302 с.</text:span></text:p>
        </text:list-item>
        <text:list-item>
          <text:p text:style-name="P14"><text:soft-page-break/>IBM.com <text:s/>[электронный ресурс]:</text:p>
        </text:list-item>
      </text:list>
      <text:p text:style-name="P13"><text:a xlink:type="simple" xlink:href="https://www.ibm.com/developerworks/ru/library/os-recommender1/index.html" text:style-name="Internet_20_link" text:visited-style-name="Visited_20_Internet_20_Link"><text:span text:style-name="Internet_20_link"><text:span text:style-name="T31">https://www.ibm.com/developerworks/ru/library/os-recommender1/index.html</text:span></text:span></text:a></text:p>
      <text:p text:style-name="P31">Время доступа: 10.05.2017</text:p>
      <text:list xml:id="list43748797" text:continue-numbering="true" text:style-name="WW8Num3">
        <text:list-item>
          <text:p text:style-name="P33"><text:span text:style-name="T35">Сегаран Т. Программируем коллективный разум</text:span><text:span text:style-name="T38"> —</text:span><text:span text:style-name="T35"> Спб.: Символ-Плюс, 2008. - 368 с. </text:span></text:p>
        </text:list-item>
        <text:list-item>
          <text:p text:style-name="P32"><text:a xlink:type="simple" xlink:href="http://grade.sfedu.ru/instructions.pdf" text:style-name="Internet_20_link" text:visited-style-name="Visited_20_Internet_20_Link"><text:span text:style-name="T28">http://grade.sfedu.ru/instructions.pdf</text:span></text:a></text:p>
          <text:p text:style-name="P32"><text:span text:style-name="T28">Время доступа: </text:span><text:span text:style-name="T33">29</text:span><text:span text:style-name="T28">.05.2017</text:span></text:p>
        </text:list-item>
        <text:list-item>
          <text:p text:style-name="P32"><text:span text:style-name="T32">Обучение без учителя. MachineLearning.ru</text:span><text:span text:style-name="T50"> </text:span><text:span text:style-name="T51">[электронный ресурс] </text:span></text:p>
          <text:p text:style-name="P32"><text:span text:style-name="T50">URL: </text:span><text:a xlink:type="simple" xlink:href="http://www.machinelearning.ru/wiki/index.php?title=Обучение_без_учителя" text:style-name="Internet_20_link" text:visited-style-name="Visited_20_Internet_20_Link"><text:span text:style-name="T52">http://www.machinelearning.ru/wiki/index.php?title=Обучение_без_учителя</text:span></text:a></text:p>
        </text:list-item>
      </text:list>
      <text:p text:style-name="P1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OpenSymbol" svg:font-family="OpenSymbol, 'Arial Unicode MS'"/>
    <style:font-face style:name="apple-system" svg:font-family="apple-system, BlinkMacSystemFont, Roboto, 'Open Sans', 'Helvetica Neue', sans-serif"/>
    <style:font-face style:name="sans-serif" svg:font-family="sans-serif"/>
    <style:font-face style:name="Times New Roman1" svg:font-family="'Times New Roman'" style:font-family-generic="roman"/>
    <style:font-face style:name="Arial2" svg:font-family="Arial" style:font-family-generic="swiss"/>
    <style:font-face style:name="@Arial Unicode MS" svg:font-family="'@Arial Unicode MS'"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Times New Roman" fo:font-size="14pt" fo:font-weight="bold" style:font-name-asian="SimSun1" style:font-size-asian="14pt" style:font-weight-asian="bold" style:font-name-complex="Arial" style:font-size-complex="14pt" style:font-weight-complex="bold"/>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fo:color="#000000" style:font-name="Times New Roman1" fo:font-size="14pt" fo:letter-spacing="normal" fo:font-style="normal" fo:font-weight="bold" style:font-size-asian="14pt" style:font-style-asian="normal" style:font-weight-asian="bold" style:font-name-complex="Times New Roman"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font-size="14pt" fo:language="en" fo:country="US" style:font-size-asian="14pt"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нна Рязанова</meta:initial-creator>
    <meta:creation-date>2017-05-10T20:37:44</meta:creation-date>
    <dc:creator>Анна Рязанова</dc:creator>
    <dc:date>2017-05-10T21:36:16</dc:date>
    <meta:editing-cycles>2</meta:editing-cycles>
    <meta:editing-duration>PT17M21S</meta:editing-duration>
    <meta:generator>OpenOffice/4.1.3$Win32 OpenOffice.org_project/413m1$Build-9783</meta:generator>
    <meta:document-statistic meta:table-count="1" meta:image-count="0" meta:object-count="0" meta:page-count="9" meta:paragraph-count="93" meta:word-count="1540" meta:character-count="11971"/>
  </office:meta>
</office:document-meta>
</file>